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21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table:style-name="ce20"/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Create_cataloge_of_robot_models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1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1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Create Robot part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Test robot parts cod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llow for new robot models to be created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 code for adding new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Create cataloge of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the catalog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Add a new customer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adding new customer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dd a new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s adding a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number-rows-repeated="10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3-25T23:02:58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Create_cataloge_of_robot_models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